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adcf0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9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be1a6"/>
    </style:style>
    <style:style style:name="T2" style:family="text">
      <style:text-properties officeooo:rsid="001adc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4_LS02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Creación y gestión de carpetas compartidas mediante el protocolo SMB en Windows Server. Combinación de permisos compartidos y permisos NTFS. Acceso desde cliente mediante UNC y mapeo de unidades de 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7"><text:span text:style-name="T1">2</text:span>.<text:span text:style-name="T1">do</text:span> trimestre – semana <text:span text:style-name="T2">15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4 – Gestiona los recursos compartidos del sistema interpretando especificaciones y determinando niveles de seguridad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b) Se han identificado los recursos del sistema que se van a compartir y en qué condiciones.</text:p>
            <text:p text:style-name="P6">c) Se han asignado permisos a los recursos del sistema que se van a compartir.</text:p>
            <text:p text:style-name="P6">e) Se ha utilizado el entorno gráfico para compartir recursos.</text:p>
          </table:table-cell>
          <table:covered-table-cell/>
          <table:covered-table-cell/>
        </table:table-row>
      </table:table>
      <text:p text:style-name="P8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Protocolo SMB: versiones (SMB1/2/3) y consideraciones de seguridad.</text:p>
            <text:p text:style-name="P6">2. Creación de carpetas compartidas: GUI (Administrador de equipos / Server Manager) y PowerShell (New-SmbShare).</text:p>
            <text:p text:style-name="P6">3. Permisos de recurso compartido: control total, cambio, lectura.</text:p>
            <text:p text:style-name="P6">4. Combinación de permisos compartidos y NTFS: regla del más restrictivo.</text:p>
            <text:p text:style-name="P6">5. Rutas UNC: nomenclatura y acceso desde cliente Windows.</text:p>
            <text:p text:style-name="P6">6. Mapeo de unidades de red: manual, mediante GPO y mediante script de inicio de sesión.</text:p>
            <text:p text:style-name="P6">7. Carpetas ocultas (nombre$) y su uso en administración.</text:p>
            <text:p text:style-name="P6">8. Verificación de conexiones activas: Get-SmbSession, Get-SmbOpenFile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servidor) + Windows 10/11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cómo accede un usuario a una carpeta en otro equipo?</text:p>
            <text:p text:style-name="P6">2. Exposición teórica: SMB, permisos compartidos y combinación con NTFS.</text:p>
            <text:p text:style-name="P6">3. Demostración guiada: creación de share y acceso por UNC desde cliente.</text:p>
            <text:p text:style-name="P6">4. Práctica autónoma: escenario multi-departamento con combinación de permisos.</text:p>
            <text:p text:style-name="P6">5. Verificación de accesos y mapeo por GPO;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carpetas compartidas accesibles desde cliente con permisos correctos (60 %).</text:p>
            <text:p text:style-name="P6">· Memoria técnica: tabla de permisos compartidos + NTFS resultantes (30 %).</text:p>
            <text:p text:style-name="P6">· Observación directa / actitud (10 %).</text:p>
            <text:p text:style-name="P6">Mínimo: acceso verificado desde cliente con distintos perfiles de usuario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Escenario simplificado (un solo share, dos usuarios) para alumnado con dificultades.</text:p>
            <text:p text:style-name="P6">· Ampliación: configuración de cuotas de disco con FSRM.</text:p>
            <text:p text:style-name="P6">· Agrupamientos flexibles durante la práctica.</text:p>
          </table:table-cell>
        </table:table-row>
      </table:table>
      <text:p text:style-name="P8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36:36.531000000</meta:creation-date>
    <dc:date>2026-04-23T08:47:23.397942417</dc:date>
    <meta:generator>LibreOffice/24.2.7.2$Linux_X86_64 LibreOffice_project/420$Build-2</meta:generator>
    <meta:editing-duration>PT8M24S</meta:editing-duration>
    <meta:document-statistic meta:table-count="2" meta:image-count="0" meta:object-count="0" meta:page-count="2" meta:paragraph-count="83" meta:word-count="640" meta:character-count="4376" meta:non-whitespace-character-count="3815"/>
  </office:meta>
</office:document-meta>
</file>